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5" style:family="table-row">
      <style:table-row-properties style:min-row-height="0.3146in"/>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P1" style:family="paragraph" style:parent-style-name="Table_20_Contents">
      <style:text-properties fo:font-weight="bold" officeooo:rsid="000c95a9" officeooo:paragraph-rsid="000c95a9" style:font-weight-asian="bold" style:font-weight-complex="bold"/>
    </style:style>
    <style:style style:name="P2" style:family="paragraph" style:parent-style-name="Table_20_Contents">
      <style:text-properties officeooo:rsid="000ca104" officeooo:paragraph-rsid="000ca104"/>
    </style:style>
    <style:style style:name="P3" style:family="paragraph" style:parent-style-name="Table_20_Contents">
      <style:text-properties officeooo:rsid="00114d92" officeooo:paragraph-rsid="00114d92"/>
    </style:style>
    <style:style style:name="P4" style:family="paragraph" style:parent-style-name="Table_20_Contents">
      <style:text-properties officeooo:rsid="002233ea" officeooo:paragraph-rsid="002233ea"/>
    </style:style>
    <style:style style:name="P5" style:family="paragraph" style:parent-style-name="Table_20_Contents">
      <style:text-properties officeooo:rsid="00234869" officeooo:paragraph-rsid="00234869"/>
    </style:style>
    <style:style style:name="P6" style:family="paragraph" style:parent-style-name="Text_20_body">
      <style:paragraph-properties fo:text-align="center" style:justify-single-word="false"/>
      <style:text-properties fo:font-size="14pt" officeooo:rsid="000c95a9" officeooo:paragraph-rsid="000c95a9" style:font-size-asian="12.25pt" style:font-size-complex="14pt"/>
    </style:style>
    <style:style style:name="P7" style:family="paragraph" style:parent-style-name="Text_20_body">
      <style:text-properties officeooo:rsid="00108560" officeooo:paragraph-rsid="00108560"/>
    </style:style>
    <style:style style:name="P8" style:family="paragraph" style:parent-style-name="Text_20_body">
      <style:text-properties officeooo:rsid="00114d92" officeooo:paragraph-rsid="00114d92"/>
    </style:style>
    <style:style style:name="P9" style:family="paragraph" style:parent-style-name="Text_20_body">
      <style:text-properties officeooo:rsid="00127597" officeooo:paragraph-rsid="00127597"/>
    </style:style>
    <style:style style:name="P10" style:family="paragraph" style:parent-style-name="Text_20_body">
      <style:text-properties style:text-underline-style="solid" style:text-underline-width="auto" style:text-underline-color="font-color" officeooo:rsid="00127597" officeooo:paragraph-rsid="00127597"/>
    </style:style>
    <style:style style:name="P11" style:family="paragraph" style:parent-style-name="Text_20_body">
      <style:text-properties style:text-underline-style="solid" style:text-underline-width="auto" style:text-underline-color="font-color" officeooo:rsid="00158de3" officeooo:paragraph-rsid="00158de3"/>
    </style:style>
    <style:style style:name="P12" style:family="paragraph" style:parent-style-name="Text_20_body">
      <style:text-properties style:text-underline-style="solid" style:text-underline-width="auto" style:text-underline-color="font-color" officeooo:rsid="001ac3a8" officeooo:paragraph-rsid="001ac3a8"/>
    </style:style>
    <style:style style:name="P13" style:family="paragraph" style:parent-style-name="Text_20_body">
      <style:text-properties style:text-underline-style="solid" style:text-underline-width="auto" style:text-underline-color="font-color" fo:font-weight="normal" officeooo:rsid="001ac3a8" officeooo:paragraph-rsid="001ac3a8" style:font-weight-asian="normal" style:font-weight-complex="normal"/>
    </style:style>
    <style:style style:name="P14" style:family="paragraph" style:parent-style-name="Text_20_body">
      <style:text-properties style:text-underline-style="solid" style:text-underline-width="auto" style:text-underline-color="font-color" officeooo:rsid="001d4ffa" officeooo:paragraph-rsid="001d4ffa"/>
    </style:style>
    <style:style style:name="P15" style:family="paragraph" style:parent-style-name="Text_20_body">
      <style:text-properties style:text-underline-style="solid" style:text-underline-width="auto" style:text-underline-color="font-color" officeooo:rsid="001f1a0f" officeooo:paragraph-rsid="001f1a0f"/>
    </style:style>
    <style:style style:name="P16" style:family="paragraph" style:parent-style-name="Text_20_body">
      <style:text-properties officeooo:rsid="00158de3" officeooo:paragraph-rsid="00158de3"/>
    </style:style>
    <style:style style:name="P17" style:family="paragraph" style:parent-style-name="Text_20_body">
      <style:text-properties officeooo:rsid="0016e454" officeooo:paragraph-rsid="0016e454"/>
    </style:style>
    <style:style style:name="P18" style:family="paragraph" style:parent-style-name="Text_20_body">
      <style:text-properties style:text-underline-style="none" officeooo:rsid="001f1a0f" officeooo:paragraph-rsid="001f1a0f"/>
    </style:style>
    <style:style style:name="P19" style:family="paragraph" style:parent-style-name="Text_20_body">
      <style:text-properties style:text-underline-style="none" officeooo:rsid="001ac3a8" officeooo:paragraph-rsid="001ac3a8"/>
    </style:style>
    <style:style style:name="P20" style:family="paragraph" style:parent-style-name="Text_20_body">
      <style:text-properties style:text-underline-style="none" officeooo:rsid="001d4ffa" officeooo:paragraph-rsid="001d4ffa"/>
    </style:style>
    <style:style style:name="P21" style:family="paragraph" style:parent-style-name="Text_20_body">
      <style:text-properties style:text-underline-style="none" officeooo:rsid="001f1a0f" officeooo:paragraph-rsid="001f1a0f"/>
    </style:style>
    <style:style style:name="P22" style:family="paragraph" style:parent-style-name="Text_20_body">
      <style:text-properties style:text-underline-style="none" officeooo:rsid="0020d731" officeooo:paragraph-rsid="0020d731"/>
    </style:style>
    <style:style style:name="P23" style:family="paragraph" style:parent-style-name="Text_20_body">
      <style:text-properties officeooo:rsid="00158de3" officeooo:paragraph-rsid="00158de3"/>
    </style:style>
    <style:style style:name="P24" style:family="paragraph" style:parent-style-name="Text_20_body">
      <style:text-properties fo:font-weight="bold" officeooo:rsid="00158de3" officeooo:paragraph-rsid="00158de3" style:font-weight-asian="bold" style:font-weight-complex="bold"/>
    </style:style>
    <style:style style:name="T1" style:family="text">
      <style:text-properties fo:font-size="15pt" fo:font-weight="bold" officeooo:rsid="000c95a9" style:font-size-asian="15pt" style:font-weight-asian="bold" style:font-size-complex="15pt" style:font-weight-complex="bold"/>
    </style:style>
    <style:style style:name="T2" style:family="text">
      <style:text-properties fo:font-size="12pt" fo:font-weight="bold" officeooo:rsid="000c95a9" style:font-size-asian="10.5pt" style:font-weight-asian="bold" style:font-size-complex="12pt" style:font-weight-complex="bold"/>
    </style:style>
    <style:style style:name="T3" style:family="text">
      <style:text-properties fo:font-size="14pt" style:font-size-asian="14pt" style:font-size-complex="14pt"/>
    </style:style>
    <style:style style:name="T4" style:family="text">
      <style:text-properties officeooo:rsid="000ca104"/>
    </style:style>
    <style:style style:name="T5" style:family="text">
      <style:text-properties officeooo:rsid="001ac3a8"/>
    </style:style>
    <style:style style:name="T6" style:family="text">
      <style:text-properties style:text-underline-style="none"/>
    </style:style>
    <style:style style:name="T7" style:family="text">
      <style:text-properties style:text-underline-style="none" officeooo:rsid="001b503b"/>
    </style:style>
    <style:style style:name="T8" style:family="text">
      <style:text-properties fo:font-weight="bold" style:font-weight-asian="bold" style:font-weight-complex="bold"/>
    </style:style>
    <style:style style:name="T9" style:family="text">
      <style:text-properties officeooo:rsid="0031a8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6">Μήτρα Denavit Hartenberg</text:p>
      <table:table table:name="Table1" table:style-name="Table1">
        <table:table-column table:style-name="Table1.A" table:number-columns-repeated="5"/>
        <table:table-row table:style-name="TableLine94786232559360">
          <table:table-cell table:style-name="Table1.A1" office:value-type="string">
            <text:p text:style-name="P1">Σύνδεσμος i</text:p>
          </table:table-cell>
          <table:table-cell table:style-name="Table1.A1" office:value-type="string">
            <text:p text:style-name="Table_20_Contents"><text:s/><text:span text:style-name="T1">a</text:span><text:span text:style-name="T2">i</text:span></text:p>
          </table:table-cell>
          <table:table-cell table:style-name="Table1.A1" office:value-type="string">
            <text:p text:style-name="P1"><text:span text:style-name="T3">α</text:span>i</text:p>
          </table:table-cell>
          <table:table-cell table:style-name="Table1.A1" office:value-type="string">
            <text:p text:style-name="P1">di</text:p>
          </table:table-cell>
          <table:table-cell table:style-name="Table1.E1" office:value-type="string">
            <text:p text:style-name="P1">θi</text:p>
          </table:table-cell>
        </table:table-row>
        <table:table-row table:style-name="TableLine94786232653488">
          <table:table-cell table:style-name="Table1.A2" office:value-type="string">
            <text:p text:style-name="P2">2</text:p>
          </table:table-cell>
          <table:table-cell table:style-name="Table1.A2" office:value-type="string">
            <text:p text:style-name="P2">0</text:p>
          </table:table-cell>
          <table:table-cell table:style-name="Table1.A2" office:value-type="string">
            <text:p text:style-name="P2">90</text:p>
          </table:table-cell>
          <table:table-cell table:style-name="Table1.A2" office:value-type="string">
            <text:p text:style-name="P2">l1</text:p>
          </table:table-cell>
          <table:table-cell table:style-name="Table1.E2" office:value-type="string">
            <text:p text:style-name="P2">q1</text:p>
          </table:table-cell>
        </table:table-row>
        <table:table-row table:style-name="TableLine94786232655168">
          <table:table-cell table:style-name="Table1.A2" office:value-type="string">
            <text:p text:style-name="P2">3</text:p>
          </table:table-cell>
          <table:table-cell table:style-name="Table1.A2" office:value-type="string">
            <text:p text:style-name="P4">l2</text:p>
          </table:table-cell>
          <table:table-cell table:style-name="Table1.A2" office:value-type="string">
            <text:p text:style-name="P2">0</text:p>
          </table:table-cell>
          <table:table-cell table:style-name="Table1.A2" office:value-type="string">
            <text:p text:style-name="P2">0</text:p>
          </table:table-cell>
          <table:table-cell table:style-name="Table1.E2" office:value-type="string">
            <text:p text:style-name="P2">q2</text:p>
          </table:table-cell>
        </table:table-row>
        <table:table-row table:style-name="TableLine94786232656144">
          <table:table-cell table:style-name="Table1.A2" office:value-type="string">
            <text:p text:style-name="P2">4</text:p>
          </table:table-cell>
          <table:table-cell table:style-name="Table1.A2" office:value-type="string">
            <text:p text:style-name="P4">l3</text:p>
          </table:table-cell>
          <table:table-cell table:style-name="Table1.A2" office:value-type="string">
            <text:p text:style-name="P2">0</text:p>
          </table:table-cell>
          <table:table-cell table:style-name="Table1.A2" office:value-type="string">
            <text:p text:style-name="P2">0</text:p>
          </table:table-cell>
          <table:table-cell table:style-name="Table1.E2" office:value-type="string">
            <text:p text:style-name="P2">q3</text:p>
          </table:table-cell>
        </table:table-row>
        <table:table-row table:style-name="Table1.5">
          <table:table-cell table:style-name="Table1.A2" office:value-type="string">
            <text:p text:style-name="P2">5</text:p>
          </table:table-cell>
          <table:table-cell table:style-name="Table1.A2" office:value-type="string">
            <text:p text:style-name="P2">0</text:p>
          </table:table-cell>
          <table:table-cell table:style-name="Table1.A2" office:value-type="string">
            <text:p text:style-name="Table_20_Contents">-<text:span text:style-name="T4">90</text:span></text:p>
          </table:table-cell>
          <table:table-cell table:style-name="Table1.A2" office:value-type="string">
            <text:p text:style-name="P5">l4</text:p>
          </table:table-cell>
          <table:table-cell table:style-name="Table1.E2" office:value-type="string">
            <text:p text:style-name="P2">q4</text:p>
          </table:table-cell>
        </table:table-row>
      </table:table>
      <table:table table:name="Table2" table:style-name="Table2">
        <table:table-column table:style-name="Table2.A" table:number-columns-repeated="5"/>
        <table:table-row table:style-name="TableLine94786232658624">
          <table:table-cell table:style-name="Table2.A1" office:value-type="string">
            <text:p text:style-name="P5">E </text:p>
          </table:table-cell>
          <table:table-cell table:style-name="Table2.A1" office:value-type="string">
            <text:p text:style-name="P5">0</text:p>
          </table:table-cell>
          <table:table-cell table:style-name="Table2.A1" office:value-type="string">
            <text:p text:style-name="P5">0</text:p>
          </table:table-cell>
          <table:table-cell table:style-name="Table2.A1" office:value-type="string">
            <text:p text:style-name="P5">l5</text:p>
          </table:table-cell>
          <table:table-cell table:style-name="Table2.E1" office:value-type="string">
            <text:p text:style-name="P5">q5</text:p>
          </table:table-cell>
        </table:table-row>
      </table:table>
      <text:p text:style-name="Text_20_body"/>
      <text:p text:style-name="Text_20_body"/>
      <text:p text:style-name="Text_20_body"/>
      <text:p text:style-name="Text_20_body"/>
      <text:p text:style-name="P7">Το ρομποτικό κύτταρο είναι διάταξη από ένα σύνολο μηχανισμών με πυρήνα ένα ρομποτικό χειριστή που συνεργάζονται για την επίτευξη ενός κοινού στόχου.Ο στόχος του πειράματος είναι η ταξινόμηση και εναπόθεση 6 αντικειμένων σε κατάλληλη θέση στην παλέτα ανάλογα με το υλικό και τις ιδιότητές του. Τα αντικείμενα είναι 2 πλαστικά, 2 μεταλλικά αφόρτιστα και 2 μεταλικά φορτισμένα.</text:p>
      <text:p text:style-name="P8">Επιμέρους εργαλεία:</text:p>
      <text:p text:style-name="P8">~Ρομποτικός χειριστής IR52C</text:p>
      <text:p text:style-name="P8">~Στοίβα</text:p>
      <text:p text:style-name="P8">~Παλέτα</text:p>
      <text:p text:style-name="P8">~Panic button</text:p>
      <text:p text:style-name="P8">~Compressor</text:p>
      <text:p text:style-name="P8"/>
      <text:p text:style-name="Table_20_Contents">Ο compressor παρέχει αέρα για τη λειτουργία κάποιων πνευματικών εμβόλων . Το panic button χρησιμεύει για να κόψει το ρεύμα σε περίπτωση που πάει κάτι στραβά.Προφανώς στη στοίβα μπαίνουνε τα 6 αντικείμενα, τα οποία θα τοποθετηθούν στη συνέχεια στην παλέτα.</text:p>
      <text:p text:style-name="Table_20_Contents"/>
      <text:p text:style-name="P3">Επιμέρους μηχανισμοί:</text:p>
      <text:p text:style-name="P3"/>
      <text:p text:style-name="P3">~Αισθητήρες:</text:p>
      <text:p text:style-name="P3"><text:tab/> A. Επαγωγικός → εντοπισμός μεταλλικού αντικειμένου</text:p>
      <text:p text:style-name="P3"><text:tab/>Β. Οπτικός → εντοπισμός αντικειμένου.</text:p>
      <text:p text:style-name="P3"><text:tab/>C. Χωρητικός(μίας πολικότητας) → εντοπισμός φορτισμένου αντικειμένου.</text:p>
      <text:p text:style-name="P3">~Ηλεκτροπνευματικά έμβολα:</text:p>
      <text:p text:style-name="P3"><text:tab/>1. Εξώθηση αντικειμένου από τη στοίβα.</text:p>
      <text:p text:style-name="P3"><text:tab/>2. Επικόλληση ετικέτας.</text:p>
      <text:p text:style-name="P8"/>
      <text:p text:style-name="P8"/>
      <text:p text:style-name="P9"><text:soft-page-break/>O επαγωγικός αισθητήρας βρίσκεται στο κάτω μέρος της στοίβας. Ο οπτικός αισθητήρας είναι πορτοκαλί και βρίσκεται αριστερά της στοίβας.Ο χωρητικός αισθητήρας είναι μονής πολικότητας και βρίσκεται πίσω από το ρομποτικό χειριστή.Το έμβολο 1 λειτουργεί με πίεση αέρα και σπρώχνει το αντικείμενο έξω από τη στοίβα.Το έμβολο 2 βρίσκεται αριστερά από το ρομποτικό χειριστή και χρησιμεύει στην επικόλληση ετικέτας.</text:p>
      <text:p text:style-name="P9"/>
      <text:p text:style-name="P10">Ρομποτικός χειριστής IR52C:</text:p>
      <text:p text:style-name="P9">~Bαθμοί ελευθερίας(DOFS):</text:p>
      <text:p text:style-name="P9"><text:tab/>→ 5 ανεξάρτητοι περιστροφικοί άξονες οδηγούμενοι από υψηλής απόδοσης σερβοκινητήρες</text:p>
      <text:p text:style-name="P9"><text:tab/>→ Πνευματική αρπαγή(gripper)</text:p>
      <text:p text:style-name="P9">~Έλεγχος θέσης μέσω αυξητικών κωδικοποιητών</text:p>
      <text:p text:style-name="P9">~Έλεγχος αυτοματοποίησης μέσω του προγραμματιστικού περιβάλλοντος PSI.</text:p>
      <text:p text:style-name="P9"/>
      <text:p text:style-name="P11">Συστήματα Συντεταγμένων:</text:p>
      <text:p text:style-name="P16">1.Παγκόσμιο(World): Σχετική μετατόπιση του end-effector στους άξονες xyz ενός σταθερού παγκόσμιου συστήματος συντεταγμένων.Διατήρηση του προσανατολισμού του end-effector</text:p>
      <text:p text:style-name="P16">2.Αξονικό(Axial):</text:p>
      <text:p text:style-name="P16"><text:tab/>~Απευθείας επενέργηση στους κινητήρες του βραχίονα(joint space)</text:p>
      <text:p text:style-name="P16"><text:tab/>~Σχετική μεταβολή της γωνίας στροφής της επιλεγμένης άρθρωσης</text:p>
      <text:p text:style-name="P16">3.Εργαλείου(Tool)</text:p>
      <text:p text:style-name="P16"><text:tab/>~Μετατόπισης-Σχετική μετατόπιση του end effector στο τοπικό σύστημα συντεταγμένων.</text:p>
      <text:p text:style-name="P16"><text:tab/>~Περιστροφής- Σχετική περιστροφή Roll-Pitch-Yaw(RPY) στο τοπικό Σύστημα Συντεταγμένων.</text:p>
      <text:p text:style-name="P16"/>
      <text:p text:style-name="P17">Στο παγκόσμιο σύστημα συντεταγμένων υπάρχει ένα σύστημα συντεταγμένων κάπου σταθερό στο χώρο.Μπορούμε να δώσουμε μία σχετική μετατόπιση xyz του τελικού στοιχείου δράσης ως προς αυτό το σύστημα συντεταγμένων.<text:span text:style-name="T5">Χρησιμοποιείται για μεγάλες κινήσεις.</text:span></text:p>
      <text:p text:style-name="P17"/>
      <text:p text:style-name="P17">Στο αξονικό σύστημα συντεταγμένων η μετατόπιση των γωνιών qi είναι σχετική.</text:p>
      <text:p text:style-name="P17"/>
      <text:p text:style-name="P17">Στο σύστημα συντεταγμένων του εργαλείου στη μετατόπιση έχουμε ότι είχαμε στο παγμόσμιο σύστημα συντεταγμένων με τη διαφορά ότι το σύστημα συντεταγμένων εδώ δεν είναι σταθερό κάπου στο χώρο αλλά είναι τοπικό στο τελικό στοιχείο δράσης.Η μετατόπιση είναι σχετική. To <text:s/>σύστημα συντεαγμένων σχετίζεται με το πού κοιτάει ο gripper.<text:span text:style-name="T5">Χρησιμοποιείται για fine tuning.</text:span></text:p>
      <text:p text:style-name="P17"/>
      <text:p text:style-name="P12"><text:soft-page-break/>Από τη διάταξη 2.1 στη διάταξη 2.2: <text:span text:style-name="T6"><text:s/>Παρατηρούμε ότι αλλάζει ο προσανατολισμός του τελικού στοιχείου δράσης, συνεπώς δε χρησιμοποιούμε ούτε το παγκόσμιο σύστημα συντεταγμένων, ούτε το σύστημα συντεταγμένων του εργαλείου.Μεταφέρουμε τις γωνίες q2,q3 και q4 ώστε να έχουν συνολικό άθροισμα 90 μοίρες.</text:span></text:p>
      <text:p text:style-name="P19"/>
      <text:p text:style-name="P12">Aπό τη διάταξη 2.2 στη 2.3: <text:span text:style-name="T6">Και πάλι, λόγω του διαφορετικού προσανατολισμού του τελικού στοιχείου δράσης, χρησιμοποιούμε πάλι το αξονικό σύστημα. Και πάλι, μεταβάλλουμε τις γωνίες q3 και q4 έτσι ώστε αφενός να έρθει το σύστημα στην επιθυμητή θέση, και αφετέρου, να έχουν άθροισμα 90 μοίρες.</text:span><text:span text:style-name="T7">Mεταβάλλουμε την q1 έτσι ώστε το ρομπότ να έρθει πάνω από τη θέση παραλαβής.</text:span></text:p>
      <text:p text:style-name="P19"/>
      <text:p text:style-name="P13">Από τη διάταξη 2.3 στην τελική διάταξη: <text:span text:style-name="T6"><text:s/>Eδώ απλά θέλουμε να μετακινήσουμε τον gripper προς τα κάτω.Διατηρείται ο προσανατολισμός.Μπορούμε να χρησιμοποιήσουμε και το παγκόσμιο σύστημα συντεταγμένων και το σύστημα συντεταγμένων του εργαλείου.Με το παγκόσμια σύστημα, για να μετακινηθεί το ρομπότ προς τα κάτω πρέπει να το μετακινήσουμε προς τα αρνητικά του z άξονα.Με το σύστημα συντεταγμένων του εργαλείου, πρέπει η εντολή που θα δώσουμε, </text:span><text:span text:style-name="T7">δεδομένου ότι ο gripper κοιτάει προς τα κάτω άρα και ο x άξονας, να είναι κίνηση προς τα θετικά του άξονα x.</text:span></text:p>
      <text:p text:style-name="P17"/>
      <text:p text:style-name="P17"/>
      <text:p text:style-name="P14"><text:span text:style-name="T8">Τροχιές(Line,Point to Point,Arc): </text:span><text:span text:style-name="T6">Χρησιμεύουν στο να επαναφέρουν το ρομπότ σε θέσεις που είναι ήδη γνωστές από προηγουμένως, χωρίς να χρειαστεί να το επαναπρογραμματίζουμε.</text:span></text:p>
      <text:p text:style-name="P14">Line:<text:span text:style-name="T6"> </text:span></text:p>
      <text:p text:style-name="P20">Διαδικασία:</text:p>
      <text:p text:style-name="P20">1.Εντοπισμός του ευθύγραμμου τμήματος που ενώνει τα δύο ακραία σημεία(αρχή-τέλος) στο task space.</text:p>
      <text:p text:style-name="P20">2.Διαίρεση του ευθύγραμμου τμήματος σε πολλά διαδοχικά σημεία.</text:p>
      <text:p text:style-name="P20">3.Επίλυση του ανάστροφου κ.μ. στο καθένα για τον υπολογισμό του κατάλληλου συνδυασμού επενεργήσεων στο joint space</text:p>
      <text:p text:style-name="P20">4. Μεταβολή των γωνιών κάθε άρθρωσης για την προσέγγιση των διαδοχικών σημείων της τροχιάς.</text:p>
      <text:p text:style-name="P20"/>
      <text:p text:style-name="P20">Pros:Γνωστή τροχιά στο task space</text:p>
      <text:p text:style-name="P20">Cons:Υψηλή υπολογιστική πολυπλοκότητα</text:p>
      <text:p text:style-name="P20"/>
      <text:p text:style-name="P15">Point to point:</text:p>
      <text:p text:style-name="P18">Διαδικασία:</text:p>
      <text:p text:style-name="P18">1.Επίλυση του αναστροφου κινηματικού μοντέλου μόνο για τα δυο ακραία σημεία(αρχή-τέλος)</text:p>
      <text:p text:style-name="P18"><text:soft-page-break/>2.Μεταβολή των γωνιών κάθε άρθρωσης μεταξύ δύο ακραίων θέσεων,</text:p>
      <text:p text:style-name="P18">Pros: Χαμηλή υπολογιστική πολυπλοκότητα</text:p>
      <text:p text:style-name="P18">Cons: Άγνωστη τροχιά στο task space.</text:p>
      <text:p text:style-name="P18"/>
      <text:p text:style-name="P22">Για να ανεβούμε από τη θέση 3 στη θέση 2, επειδή υπάρχει κοντά στον gripper εμπόδιο είναι προτιμότερο να χρησιμοποιήσουμε line, διότι γνωρίζουμε τί τροχιά θα εκτελέσει το ρομπότ στο task space.</text:p>
      <text:p text:style-name="P22"/>
      <text:p text:style-name="P22">Για να μεταβούμε από τη θέση 2 στη θέση 1 είναι προτιμότερο να χρησιμοποιήσουμε point to point , διότι δέν υπάρχει εμπόδιο, οπότε ότι τροχιά και να ακολουθήσει δε θα πέσουμε κάπου πάνω.</text:p>
      <text:p text:style-name="P20"/>
      <text:p text:style-name="P16"><text:tab/></text:p>
      <text:p text:style-name="P24">pseudocode:</text:p>
      <text:p text:style-name="P16"/>
      <text:p text:style-name="P16">//Αρχικά βγάζουμε το πρώτο αντικείμενο απο τη στοίβα και το τοποθετούμε στην κορυφή της</text:p>
      <text:p text:style-name="P16">//Διότι ο επαγωγικός αισθητήρας διαβάζει το αμέσως προηγούμενό του</text:p>
      <text:p text:style-name="P16"/>
      <text:p text:style-name="P16"/>
      <text:p text:style-name="P16"/>
      <text:p text:style-name="P16">επαγ=επαγ_αισθητήρας(); //<text:span text:style-name="T9">Αποθηκεύουμε την τιμή του επαγωγικού αισθητήρα.</text:span></text:p>
      <text:p text:style-name="P16">άνοιξε_έμβολο();</text:p>
      <text:p text:style-name="P16">κλείσε_έμβολο();</text:p>
      <text:p text:style-name="P16">line Σ02.</text:p>
      <text:p text:style-name="P16">άνοιξε_gripper();</text:p>
      <text:p text:style-name="P16">κλείσε_gripper(); //Σηκώνουμε το αντικείμενο.</text:p>
      <text:p text:style-name="P16">line Σ04.</text:p>
      <text:p text:style-name="P16">άνοιξε_gripper(); //Αφήνουμε το αντικείμενο να πέσει</text:p>
      <text:p text:style-name="P16"/>
      <text:p text:style-name="P16">while(true){</text:p>
      <text:p text:style-name="P16"/>
      <text:p text:style-name="P16"><text:tab/>line Σ02.</text:p>
      <text:p text:style-name="P16"><text:tab/>άνοιξε_έμβολο();</text:p>
      <text:p text:style-name="P16"><text:tab/>κλείσε_έμβολο();</text:p>
      <text:p text:style-name="P16"><text:soft-page-break/><text:tab/>if(!οπτικός_αισθητήρας()){</text:p>
      <text:p text:style-name="P16"><text:tab/><text:tab/>break; //Tερματίζει σε περίπτωση που δεν υπάρχει αντικείμενο</text:p>
      <text:p text:style-name="P16"><text:tab/>}</text:p>
      <text:p text:style-name="P16"><text:tab/></text:p>
      <text:p text:style-name="P16"><text:tab/>άνοιξε_gripper();</text:p>
      <text:p text:style-name="P16"><text:tab/>κλείσε_gripper();</text:p>
      <text:p text:style-name="P16"><text:tab/>line Σ04.</text:p>
      <text:p text:style-name="P16"><text:tab/></text:p>
      <text:p text:style-name="P16"><text:tab/>if(επαγ){ //Το αντικείμενο είναι μεταλικό</text:p>
      <text:p text:style-name="P16"><text:tab/></text:p>
      <text:p text:style-name="P16"><text:tab/><text:tab/>point-to-point Σ05; //Πάνω από οπτικό αισθητήρα.</text:p>
      <text:p text:style-name="P16"><text:tab/><text:tab/></text:p>
      <text:p text:style-name="P16"><text:tab/><text:tab/>point-to-point Σ06α;</text:p>
      <text:p text:style-name="P16"><text:tab/><text:tab/>y=0</text:p>
      <text:p text:style-name="P16"><text:tab/><text:tab/>if(χωρητικός_αισθητήρας()){</text:p>
      <text:p text:style-name="P16"><text:tab/><text:tab/><text:tab/>y+=1</text:p>
      <text:p text:style-name="P16"><text:tab/><text:tab/>}</text:p>
      <text:p text:style-name="P16"><text:tab/><text:tab/>point-to-point Σ06β;</text:p>
      <text:p text:style-name="P16"><text:tab/><text:tab/>if(χωρητικός_αισθητήρας()){</text:p>
      <text:p text:style-name="P16"><text:tab/><text:tab/><text:tab/>y+=1</text:p>
      <text:p text:style-name="P16"><text:tab/><text:tab/>}</text:p>
      <text:p text:style-name="P16"><text:tab/><text:tab/></text:p>
      <text:p text:style-name="P16"><text:tab/><text:tab/>if(y&gt;0){ <text:s/>//Εντοπίζουμε φορτισμένο αντικείμενο</text:p>
      <text:p text:style-name="P16"><text:tab/><text:tab/></text:p>
      <text:p text:style-name="P16"><text:tab/><text:tab/><text:tab/>point-to-point Σ07;</text:p>
      <text:p text:style-name="P16"><text:tab/><text:tab/><text:tab/>point-to-point Σ08β;</text:p>
      <text:p text:style-name="P16"><text:tab/><text:tab/><text:tab/>επικόλησε ετικέτα: "Μεταλλικό φορτισμένο"</text:p>
      <text:p text:style-name="P16"><text:tab/><text:tab/><text:tab/>point-to-point Σ13</text:p>
      <text:p text:style-name="P16"><text:tab/><text:tab/><text:tab/>if(Σ14α.isempty()){</text:p>
      <text:p text:style-name="P16"><text:tab/><text:tab/><text:tab/><text:tab/>point-to-point Σ14α;</text:p>
      <text:p text:style-name="P16"><text:tab/><text:tab/><text:tab/><text:tab/>άνοιξε-gripper(); //Αφήνουμε το αντικείμενο να πέσει</text:p>
      <text:p text:style-name="P16"><text:tab/><text:tab/><text:tab/>}</text:p>
      <text:p text:style-name="P16"><text:soft-page-break/><text:tab/><text:tab/><text:tab/>else if(Σ14β.isempty(){</text:p>
      <text:p text:style-name="P16"><text:tab/><text:tab/><text:tab/><text:tab/>point-to-point Σ14β;</text:p>
      <text:p text:style-name="P16"><text:tab/><text:tab/><text:tab/><text:tab/>άνοιξε-gripper();</text:p>
      <text:p text:style-name="P16"><text:tab/><text:tab/><text:tab/>}<text:tab/></text:p>
      <text:p text:style-name="P16"><text:tab/><text:tab/>}</text:p>
      <text:p text:style-name="P16"><text:tab/><text:tab/></text:p>
      <text:p text:style-name="P16"><text:tab/><text:tab/>else{</text:p>
      <text:p text:style-name="P16"><text:tab/><text:tab/></text:p>
      <text:p text:style-name="P16"><text:tab/><text:tab/><text:tab/>point-to-point Σ07;</text:p>
      <text:p text:style-name="P16"><text:tab/><text:tab/><text:tab/>point-to-point Σ08β;</text:p>
      <text:p text:style-name="P16"><text:tab/><text:tab/><text:tab/>επικόλησε ετικέτα: "Μεταλλικό αφόρτιστο"</text:p>
      <text:p text:style-name="P16"><text:tab/><text:tab/><text:tab/>point-to-point Σ11;</text:p>
      <text:p text:style-name="P16"><text:tab/><text:tab/><text:tab/>if(Σ12α.isempty()){</text:p>
      <text:p text:style-name="P16"><text:tab/><text:tab/><text:tab/><text:tab/>point-to-point Σ12α;</text:p>
      <text:p text:style-name="P16"><text:tab/><text:tab/><text:tab/><text:tab/>άνοιξε-gripper(); //Αφήνουμε το αντικείμενο να πέσει</text:p>
      <text:p text:style-name="P16"><text:tab/><text:tab/><text:tab/>}</text:p>
      <text:p text:style-name="P16"><text:tab/><text:tab/><text:tab/>else if(Σ12β.isempty(){</text:p>
      <text:p text:style-name="P16"><text:tab/><text:tab/><text:tab/><text:tab/>point-to-point Σ12β;</text:p>
      <text:p text:style-name="P16"><text:tab/><text:tab/><text:tab/><text:tab/>άνοιξε-gripper();</text:p>
      <text:p text:style-name="P16"><text:tab/><text:tab/><text:tab/>}</text:p>
      <text:p text:style-name="P16"><text:tab/></text:p>
      <text:p text:style-name="P16"><text:tab/><text:tab/>}</text:p>
      <text:p text:style-name="P16"><text:tab/>}</text:p>
      <text:p text:style-name="P16"><text:tab/></text:p>
      <text:p text:style-name="P16"><text:tab/>else{ //Πλαστικό αντικείμενο</text:p>
      <text:p text:style-name="P16"><text:tab/></text:p>
      <text:p text:style-name="P16"><text:tab/><text:tab/>point-to-point Σ07;</text:p>
      <text:p text:style-name="P16"><text:tab/><text:tab/>point-to-point Σ08α;</text:p>
      <text:p text:style-name="P16"><text:tab/><text:tab/>επικόλησε ετικέτα:"Πλαστικό";</text:p>
      <text:p text:style-name="P16"><text:tab/><text:tab/>point-to-point<text:tab/>Σ09;</text:p>
      <text:p text:style-name="P16"><text:tab/><text:tab/></text:p>
      <text:p text:style-name="P16"><text:tab/><text:tab/>if(Σ10α.isempty()){</text:p>
      <text:p text:style-name="P16"><text:soft-page-break/><text:tab/><text:tab/><text:tab/><text:tab/>point-to-point Σ10α;</text:p>
      <text:p text:style-name="P16"><text:tab/><text:tab/><text:tab/><text:tab/>άνοιξε-gripper(); //Αφήνουμε το αντικείμενο να πέσει</text:p>
      <text:p text:style-name="P16"><text:tab/><text:tab/><text:tab/>}</text:p>
      <text:p text:style-name="P16"><text:tab/><text:tab/><text:tab/>else if(Σ10β.isempty(){</text:p>
      <text:p text:style-name="P16"><text:tab/><text:tab/><text:tab/><text:tab/>point-to-point Σ10β;</text:p>
      <text:p text:style-name="P16"><text:tab/><text:tab/><text:tab/><text:tab/>άνοιξε-gripper();</text:p>
      <text:p text:style-name="P16"><text:tab/><text:tab/><text:tab/>}</text:p>
      <text:p text:style-name="P16"><text:tab/>}</text:p>
      <text:p text:style-name="P16"><text:tab/></text:p>
      <text:p text:style-name="P16"><text:tab/>point-to-point Σ03;</text:p>
      <text:p text:style-name="P16"><text:tab/></text:p>
      <text:p text:style-name="P16"><text:tab/>επαγ=επαγ_αισθητήρας();</text:p>
      <text:p text:style-name="P16"><text:tab/><text:tab/></text:p>
      <text:p text:style-name="P16"><text:tab/></text:p>
      <text:p text:style-name="P1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23:49:54.327418762</meta:creation-date>
    <meta:generator>LibreOffice/6.4.7.2$Linux_X86_64 LibreOffice_project/40$Build-2</meta:generator>
    <dc:date>2021-12-02T14:21:10.658296888</dc:date>
    <meta:editing-duration>PT23H24M49S</meta:editing-duration>
    <meta:editing-cycles>5</meta:editing-cycles>
    <meta:document-statistic meta:table-count="2" meta:image-count="0" meta:object-count="0" meta:page-count="7" meta:paragraph-count="180" meta:word-count="958" meta:character-count="7258" meta:non-whitespace-character-count="6258"/>
  </office:meta>
</office:document-meta>
</file>